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82.17mm" svg:height="90.04mm" svg:x="222.06mm" svg:y="21.51mm">
            <loext:p/>
            <draw:object draw:notify-on-update-of-ranges="Feuille1.A1:Feuille1.A1 Feuille1.A2:Feuille1.A30 Feuille1.B1:Feuille1.B1 Feuille1.B2:Feuille1.B30 Feuille1.C1:Feuille1.C1 Feuille1.C2:Feuille1.C30 Feuille1.D1:Feuille1.D1 Feuille1.D2:Feuille1.D30 Feuille1.E1:Feuille1.E1 Feuille1.E2:Feuille1.E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2.17mm" svg:height="90.04mm" svg:x="200.58mm" svg:y="117.67mm">
            <loext:p/>
            <draw:object draw:notify-on-update-of-ranges="Feuille1.A5:Feuille1.A5 Feuille1.A6:Feuille1.A15 Feuille1.B5:Feuille1.B5 Feuille1.B6:Feuille1.B15 Feuille1.C5:Feuille1.C5 Feuille1.C6:Feuille1.C15 Feuille1.D5:Feuille1.D5 Feuille1.D6:Feuille1.D15 Feuille1.E5:Feuille1.E5 Feuille1.E6:Feuille1.E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82.17mm" svg:height="90.04mm" svg:x="395.92mm" svg:y="117.67mm">
            <loext:p/>
            <draw:object draw:notify-on-update-of-ranges="Feuille1.A6:Feuille1.A15 Feuille1.B5:Feuille1.B5 Feuille1.B6:Feuille1.B15 Feuille1.C5:Feuille1.C5 Feuille1.C6:Feuille1.C15 Feuille1.D5:Feuille1.D5 Feuille1.D6:Feuille1.D15 Feuille1.E5:Feuille1.E5 Feuille1.E6:Feuille1.E1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ccuracy step 5</text:p>
          </table:table-cell>
          <table:table-cell office:value-type="string" calcext:value-type="string">
            <text:p>accuracy step 10</text:p>
          </table:table-cell>
          <table:table-cell office:value-type="string" calcext:value-type="string">
            <text:p>accuracy step 40</text:p>
          </table:table-cell>
          <table:table-cell office:value-type="string" calcext:value-type="string">
            <text:p>accuracy step 70</text:p>
          </table:table-cell>
        </table:table-row>
        <table:table-row table:style-name="ro1">
          <table:table-cell table:formula="of:=120" office:value-type="float" office:value="120" calcext:value-type="float">
            <text:p>120</text:p>
          </table:table-cell>
          <table:table-cell/>
          <table:table-cell office:value-type="float" office:value="0.633699633699634" calcext:value-type="float">
            <text:p>0,633699633699634</text:p>
          </table:table-cell>
          <table:table-cell office:value-type="float" office:value="0.41" calcext:value-type="float">
            <text:p>0,41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table:formula="of:=[.A2]+10" office:value-type="float" office:value="130" calcext:value-type="float">
            <text:p>130</text:p>
          </table:table-cell>
          <table:table-cell/>
          <table:table-cell office:value-type="float" office:value="0.696060037523452" calcext:value-type="float">
            <text:p>0,696060037523452</text:p>
          </table:table-cell>
          <table:table-cell table:formula="of:=[.D2]+([.D6]-[.D2])/4" office:value-type="float" office:value="0.4475" calcext:value-type="float">
            <text:p>0,4475</text:p>
          </table:table-cell>
          <table:table-cell table:formula="of:=[.E2]+([.E9]-[.E2])/7" office:value-type="float" office:value="0.395714285714286" calcext:value-type="float">
            <text:p>0,395714285714286</text:p>
          </table:table-cell>
        </table:table-row>
        <table:table-row table:style-name="ro1">
          <table:table-cell table:formula="of:=[.A3]+10" office:value-type="float" office:value="140" calcext:value-type="float">
            <text:p>140</text:p>
          </table:table-cell>
          <table:table-cell/>
          <table:table-cell office:value-type="float" office:value="0.707823960880196" calcext:value-type="float">
            <text:p>0,707823960880196</text:p>
          </table:table-cell>
          <table:table-cell table:formula="of:=[.D2]+([.D6]-[.D2])/2" office:value-type="float" office:value="0.485" calcext:value-type="float">
            <text:p>0,485</text:p>
          </table:table-cell>
          <table:table-cell table:formula="of:=[.E2]+([.E9]-[.E2])*2/7" office:value-type="float" office:value="0.421428571428571" calcext:value-type="float">
            <text:p>0,421428571428571</text:p>
          </table:table-cell>
        </table:table-row>
        <table:table-row table:style-name="ro1">
          <table:table-cell table:formula="of:=[.A4]+10" office:value-type="float" office:value="150" calcext:value-type="float">
            <text:p>150</text:p>
          </table:table-cell>
          <table:table-cell office:value-type="float" office:value="0.711678" calcext:value-type="float">
            <text:p>0,711678</text:p>
          </table:table-cell>
          <table:table-cell office:value-type="float" office:value="0.707427536231884" calcext:value-type="float">
            <text:p>0,707427536231884</text:p>
          </table:table-cell>
          <table:table-cell table:formula="of:=[.D2]+([.D6]-[.D2])*3/4" office:value-type="float" office:value="0.5225" calcext:value-type="float">
            <text:p>0,5225</text:p>
          </table:table-cell>
          <table:table-cell table:formula="of:=[.E2]+([.E9]-[.E2])*3/7" office:value-type="float" office:value="0.447142857142857" calcext:value-type="float">
            <text:p>0,447142857142857</text:p>
          </table:table-cell>
        </table:table-row>
        <table:table-row table:style-name="ro1">
          <table:table-cell table:formula="of:=[.A5]+10" office:value-type="float" office:value="160" calcext:value-type="float">
            <text:p>160</text:p>
          </table:table-cell>
          <table:table-cell office:value-type="float" office:value="0.7406" calcext:value-type="float">
            <text:p>0,7406</text:p>
          </table:table-cell>
          <table:table-cell office:value-type="float" office:value="0.714493809176985" calcext:value-type="float">
            <text:p>0,714493809176985</text:p>
          </table:table-cell>
          <table:table-cell office:value-type="float" office:value="0.56" calcext:value-type="float">
            <text:p>0,56</text:p>
          </table:table-cell>
          <table:table-cell table:formula="of:=[.E2]+([.E9]-[.E2])*4/7" office:value-type="float" office:value="0.472857142857143" calcext:value-type="float">
            <text:p>0,472857142857143</text:p>
          </table:table-cell>
        </table:table-row>
        <table:table-row table:style-name="ro1">
          <table:table-cell table:formula="of:=[.A6]+10" office:value-type="float" office:value="170" calcext:value-type="float">
            <text:p>170</text:p>
          </table:table-cell>
          <table:table-cell office:value-type="float" office:value="0.769517" calcext:value-type="float">
            <text:p>0,769517</text:p>
          </table:table-cell>
          <table:table-cell office:value-type="float" office:value="0.722529158993247" calcext:value-type="float">
            <text:p>0,722529158993247</text:p>
          </table:table-cell>
          <table:table-cell table:formula="of:=[.D6]+([.D10]-[.D6])/4" office:value-type="float" office:value="0.5775" calcext:value-type="float">
            <text:p>0,5775</text:p>
          </table:table-cell>
          <table:table-cell table:formula="of:=[.E2]+([.E9]-[.E2])*5/7" office:value-type="float" office:value="0.498571428571429" calcext:value-type="float">
            <text:p>0,498571428571429</text:p>
          </table:table-cell>
        </table:table-row>
        <table:table-row table:style-name="ro1">
          <table:table-cell table:formula="of:=[.A7]+10" office:value-type="float" office:value="180" calcext:value-type="float">
            <text:p>180</text:p>
          </table:table-cell>
          <table:table-cell office:value-type="float" office:value="0.799624" calcext:value-type="float">
            <text:p>0,799624</text:p>
          </table:table-cell>
          <table:table-cell office:value-type="float" office:value="0.716622691292876" calcext:value-type="float">
            <text:p>0,716622691292876</text:p>
          </table:table-cell>
          <table:table-cell table:formula="of:=[.D6]+([.D10]-[.D6])/2" office:value-type="float" office:value="0.595" calcext:value-type="float">
            <text:p>0,595</text:p>
          </table:table-cell>
          <table:table-cell table:formula="of:=[.E2]+([.E9]-[.E2])*6/7" office:value-type="float" office:value="0.524285714285714" calcext:value-type="float">
            <text:p>0,524285714285714</text:p>
          </table:table-cell>
        </table:table-row>
        <table:table-row table:style-name="ro1">
          <table:table-cell table:formula="of:=[.A8]+10" office:value-type="float" office:value="190" calcext:value-type="float">
            <text:p>190</text:p>
          </table:table-cell>
          <table:table-cell office:value-type="float" office:value="0.793627" calcext:value-type="float">
            <text:p>0,793627</text:p>
          </table:table-cell>
          <table:table-cell office:value-type="float" office:value="0.730608453320947" calcext:value-type="float">
            <text:p>0,730608453320947</text:p>
          </table:table-cell>
          <table:table-cell table:formula="of:=[.D6]+([.D10]-[.D6])*3/4" office:value-type="float" office:value="0.6125" calcext:value-type="float">
            <text:p>0,6125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table:formula="of:=[.A9]+10" office:value-type="float" office:value="200" calcext:value-type="float">
            <text:p>200</text:p>
          </table:table-cell>
          <table:table-cell office:value-type="float" office:value="0.81704" calcext:value-type="float">
            <text:p>0,81704</text:p>
          </table:table-cell>
          <table:table-cell office:value-type="float" office:value="0.751235584843493" calcext:value-type="float">
            <text:p>0,751235584843493</text:p>
          </table:table-cell>
          <table:table-cell office:value-type="float" office:value="0.63" calcext:value-type="float">
            <text:p>0,63</text:p>
          </table:table-cell>
          <table:table-cell table:formula="of:=[.E9]+([.E16]-[.E9])/7" office:value-type="float" office:value="0.561428571428572" calcext:value-type="float">
            <text:p>0,561428571428572</text:p>
          </table:table-cell>
        </table:table-row>
        <table:table-row table:style-name="ro1">
          <table:table-cell table:formula="of:=[.A10]+10" office:value-type="float" office:value="210" calcext:value-type="float">
            <text:p>210</text:p>
          </table:table-cell>
          <table:table-cell office:value-type="float" office:value="0.802055" calcext:value-type="float">
            <text:p>0,802055</text:p>
          </table:table-cell>
          <table:table-cell office:value-type="float" office:value="0.761094674556213" calcext:value-type="float">
            <text:p>0,761094674556213</text:p>
          </table:table-cell>
          <table:table-cell table:formula="of:=[.D10]+([.D14]-[.D10])/4" office:value-type="float" office:value="0.635" calcext:value-type="float">
            <text:p>0,635</text:p>
          </table:table-cell>
          <table:table-cell table:formula="of:=[.E9]+([.E16]-[.E9])*2/7" office:value-type="float" office:value="0.572857142857143" calcext:value-type="float">
            <text:p>0,572857142857143</text:p>
          </table:table-cell>
        </table:table-row>
        <table:table-row table:style-name="ro1">
          <table:table-cell table:formula="of:=[.A11]+10" office:value-type="float" office:value="220" calcext:value-type="float">
            <text:p>220</text:p>
          </table:table-cell>
          <table:table-cell office:value-type="float" office:value="0.799526066" calcext:value-type="float">
            <text:p>0,799526066</text:p>
          </table:table-cell>
          <table:table-cell office:value-type="float" office:value="0.753351206434316" calcext:value-type="float">
            <text:p>0,753351206434316</text:p>
          </table:table-cell>
          <table:table-cell table:formula="of:=[.D10]+([.D14]-[.D10])/2" office:value-type="float" office:value="0.64" calcext:value-type="float">
            <text:p>0,64</text:p>
          </table:table-cell>
          <table:table-cell table:formula="of:=[.E9]+([.E16]-[.E9])*3/7" office:value-type="float" office:value="0.584285714285714" calcext:value-type="float">
            <text:p>0,584285714285714</text:p>
          </table:table-cell>
        </table:table-row>
        <table:table-row table:style-name="ro1">
          <table:table-cell table:formula="of:=[.A12]+10" office:value-type="float" office:value="230" calcext:value-type="float">
            <text:p>230</text:p>
          </table:table-cell>
          <table:table-cell office:value-type="float" office:value="0.82969799" calcext:value-type="float">
            <text:p>0,82969799</text:p>
          </table:table-cell>
          <table:table-cell office:value-type="float" office:value="0.753902662993572" calcext:value-type="float">
            <text:p>0,753902662993572</text:p>
          </table:table-cell>
          <table:table-cell table:formula="of:=[.D10]+([.D14]-[.D10])*3/4" office:value-type="float" office:value="0.645" calcext:value-type="float">
            <text:p>0,645</text:p>
          </table:table-cell>
          <table:table-cell table:formula="of:=[.E9]+([.E16]-[.E9])*4/7" office:value-type="float" office:value="0.595714285714286" calcext:value-type="float">
            <text:p>0,595714285714286</text:p>
          </table:table-cell>
        </table:table-row>
        <table:table-row table:style-name="ro1">
          <table:table-cell table:formula="of:=[.A13]+10" office:value-type="float" office:value="240" calcext:value-type="float">
            <text:p>240</text:p>
          </table:table-cell>
          <table:table-cell office:value-type="float" office:value="0.82623445" calcext:value-type="float">
            <text:p>0,82623445</text:p>
          </table:table-cell>
          <table:table-cell office:value-type="float" office:value="0.754037971096628" calcext:value-type="float">
            <text:p>0,754037971096628</text:p>
          </table:table-cell>
          <table:table-cell office:value-type="float" office:value="0.65" calcext:value-type="float">
            <text:p>0,65</text:p>
          </table:table-cell>
          <table:table-cell table:formula="of:=[.E9]+([.E16]-[.E9])*5/7" office:value-type="float" office:value="0.607142857142857" calcext:value-type="float">
            <text:p>0,607142857142857</text:p>
          </table:table-cell>
        </table:table-row>
        <table:table-row table:style-name="ro1">
          <table:table-cell table:formula="of:=[.A14]+10" office:value-type="float" office:value="250" calcext:value-type="float">
            <text:p>250</text:p>
          </table:table-cell>
          <table:table-cell/>
          <table:table-cell office:value-type="float" office:value="0.752903907074974" calcext:value-type="float">
            <text:p>0,752903907074974</text:p>
          </table:table-cell>
          <table:table-cell table:formula="of:=[.D14]+([.D18]-[.D14])/4" office:value-type="float" office:value="0.655" calcext:value-type="float">
            <text:p>0,655</text:p>
          </table:table-cell>
          <table:table-cell table:formula="of:=[.E9]+([.E16]-[.E9])*6/7" office:value-type="float" office:value="0.618571428571429" calcext:value-type="float">
            <text:p>0,618571428571429</text:p>
          </table:table-cell>
        </table:table-row>
        <table:table-row table:style-name="ro1">
          <table:table-cell table:formula="of:=[.A15]+10" office:value-type="float" office:value="260" calcext:value-type="float">
            <text:p>260</text:p>
          </table:table-cell>
          <table:table-cell/>
          <table:table-cell office:value-type="float" office:value="0.75615157480315" calcext:value-type="float">
            <text:p>0,75615157480315</text:p>
          </table:table-cell>
          <table:table-cell table:formula="of:=[.D14]+([.D18]-[.D14])/2" office:value-type="float" office:value="0.66" calcext:value-type="float">
            <text:p>0,66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table:formula="of:=[.A16]+10" office:value-type="float" office:value="270" calcext:value-type="float">
            <text:p>270</text:p>
          </table:table-cell>
          <table:table-cell/>
          <table:table-cell office:value-type="float" office:value="0.761431870669746" calcext:value-type="float">
            <text:p>0,761431870669746</text:p>
          </table:table-cell>
          <table:table-cell table:formula="of:=[.D14]+([.D18]-[.D14])*3/4" office:value-type="float" office:value="0.665" calcext:value-type="float">
            <text:p>0,665</text:p>
          </table:table-cell>
          <table:table-cell table:formula="of:=[.E16]+([.E23]-[.E16])/7" office:value-type="float" office:value="0.632857142857143" calcext:value-type="float">
            <text:p>0,632857142857143</text:p>
          </table:table-cell>
        </table:table-row>
        <table:table-row table:style-name="ro1">
          <table:table-cell table:formula="of:=[.A17]+10" office:value-type="float" office:value="280" calcext:value-type="float">
            <text:p>280</text:p>
          </table:table-cell>
          <table:table-cell/>
          <table:table-cell office:value-type="float" office:value="0.764183629276743" calcext:value-type="float">
            <text:p>0,764183629276743</text:p>
          </table:table-cell>
          <table:table-cell office:value-type="float" office:value="0.67" calcext:value-type="float">
            <text:p>0,67</text:p>
          </table:table-cell>
          <table:table-cell table:formula="of:=[.E16]+([.E23]-[.E16])*2/7" office:value-type="float" office:value="0.635714285714286" calcext:value-type="float">
            <text:p>0,635714285714286</text:p>
          </table:table-cell>
        </table:table-row>
        <table:table-row table:style-name="ro1">
          <table:table-cell table:formula="of:=[.A18]+10" office:value-type="float" office:value="290" calcext:value-type="float">
            <text:p>290</text:p>
          </table:table-cell>
          <table:table-cell/>
          <table:table-cell office:value-type="float" office:value="0.771990978060283" calcext:value-type="float">
            <text:p>0,771990978060283</text:p>
          </table:table-cell>
          <table:table-cell table:formula="of:=[.D18]+([.D22]-[.D18])/4" office:value-type="float" office:value="0.6725" calcext:value-type="float">
            <text:p>0,6725</text:p>
          </table:table-cell>
          <table:table-cell table:formula="of:=[.E16]+([.E23]-[.E16])*3/7" office:value-type="float" office:value="0.638571428571429" calcext:value-type="float">
            <text:p>0,638571428571429</text:p>
          </table:table-cell>
        </table:table-row>
        <table:table-row table:style-name="ro1">
          <table:table-cell table:formula="of:=[.A19]+10" office:value-type="float" office:value="300" calcext:value-type="float">
            <text:p>300</text:p>
          </table:table-cell>
          <table:table-cell/>
          <table:table-cell office:value-type="float" office:value="0.768280918387034" calcext:value-type="float">
            <text:p>0,768280918387034</text:p>
          </table:table-cell>
          <table:table-cell table:formula="of:=[.D18]+([.D22]-[.D18])/2" office:value-type="float" office:value="0.675" calcext:value-type="float">
            <text:p>0,675</text:p>
          </table:table-cell>
          <table:table-cell table:formula="of:=[.E16]+([.E23]-[.E16])*4/7" office:value-type="float" office:value="0.641428571428571" calcext:value-type="float">
            <text:p>0,641428571428571</text:p>
          </table:table-cell>
        </table:table-row>
        <table:table-row table:style-name="ro1">
          <table:table-cell table:formula="of:=[.A20]+10" office:value-type="float" office:value="310" calcext:value-type="float">
            <text:p>310</text:p>
          </table:table-cell>
          <table:table-cell/>
          <table:table-cell office:value-type="float" office:value="0.771186440677966" calcext:value-type="float">
            <text:p>0,771186440677966</text:p>
          </table:table-cell>
          <table:table-cell table:formula="of:=[.D18]+([.D22]-[.D18])*3/4" office:value-type="float" office:value="0.6775" calcext:value-type="float">
            <text:p>0,6775</text:p>
          </table:table-cell>
          <table:table-cell table:formula="of:=[.E16]+([.E23]-[.E16])*5/7" office:value-type="float" office:value="0.644285714285714" calcext:value-type="float">
            <text:p>0,644285714285714</text:p>
          </table:table-cell>
        </table:table-row>
        <table:table-row table:style-name="ro1">
          <table:table-cell table:formula="of:=[.A21]+10" office:value-type="float" office:value="320" calcext:value-type="float">
            <text:p>320</text:p>
          </table:table-cell>
          <table:table-cell/>
          <table:table-cell office:value-type="float" office:value="0.765693303025004" calcext:value-type="float">
            <text:p>0,765693303025004</text:p>
          </table:table-cell>
          <table:table-cell office:value-type="float" office:value="0.68" calcext:value-type="float">
            <text:p>0,68</text:p>
          </table:table-cell>
          <table:table-cell table:formula="of:=[.E16]+([.E23]-[.E16])*6/7" office:value-type="float" office:value="0.647142857142857" calcext:value-type="float">
            <text:p>0,647142857142857</text:p>
          </table:table-cell>
        </table:table-row>
        <table:table-row table:style-name="ro1">
          <table:table-cell table:formula="of:=[.A22]+10" office:value-type="float" office:value="330" calcext:value-type="float">
            <text:p>330</text:p>
          </table:table-cell>
          <table:table-cell/>
          <table:table-cell office:value-type="float" office:value="0.778075762655045" calcext:value-type="float">
            <text:p>0,778075762655045</text:p>
          </table:table-cell>
          <table:table-cell/>
          <table:table-cell office:value-type="float" office:value="0.65" calcext:value-type="float">
            <text:p>0,65</text:p>
          </table:table-cell>
        </table:table-row>
        <table:table-row table:style-name="ro1">
          <table:table-cell table:formula="of:=[.A23]+10" office:value-type="float" office:value="340" calcext:value-type="float">
            <text:p>340</text:p>
          </table:table-cell>
          <table:table-cell/>
          <table:table-cell office:value-type="float" office:value="0.772472360198686" calcext:value-type="float">
            <text:p>0,772472360198686</text:p>
          </table:table-cell>
          <table:table-cell/>
          <table:table-cell table:formula="of:=[.E23]+([.E30]-[.E23])/7" office:value-type="float" office:value="0.652857142857143" calcext:value-type="float">
            <text:p>0,652857142857143</text:p>
          </table:table-cell>
        </table:table-row>
        <table:table-row table:style-name="ro1">
          <table:table-cell table:formula="of:=[.A24]+10" office:value-type="float" office:value="350" calcext:value-type="float">
            <text:p>350</text:p>
          </table:table-cell>
          <table:table-cell/>
          <table:table-cell office:value-type="float" office:value="0.773789521918436" calcext:value-type="float">
            <text:p>0,773789521918436</text:p>
          </table:table-cell>
          <table:table-cell/>
          <table:table-cell table:formula="of:=[.E23]+([.E30]-[.E23])*2/7" office:value-type="float" office:value="0.655714285714286" calcext:value-type="float">
            <text:p>0,655714285714286</text:p>
          </table:table-cell>
        </table:table-row>
        <table:table-row table:style-name="ro1">
          <table:table-cell table:formula="of:=[.A25]+10" office:value-type="float" office:value="360" calcext:value-type="float">
            <text:p>360</text:p>
          </table:table-cell>
          <table:table-cell table:number-columns-repeated="3"/>
          <table:table-cell table:formula="of:=[.E23]+([.E30]-[.E23])*3/7" office:value-type="float" office:value="0.658571428571429" calcext:value-type="float">
            <text:p>0,658571428571429</text:p>
          </table:table-cell>
        </table:table-row>
        <table:table-row table:style-name="ro1">
          <table:table-cell table:formula="of:=[.A26]+10" office:value-type="float" office:value="370" calcext:value-type="float">
            <text:p>370</text:p>
          </table:table-cell>
          <table:table-cell table:number-columns-repeated="3"/>
          <table:table-cell table:formula="of:=[.E23]+([.E30]-[.E23])*4/7" office:value-type="float" office:value="0.661428571428572" calcext:value-type="float">
            <text:p>0,661428571428572</text:p>
          </table:table-cell>
        </table:table-row>
        <table:table-row table:style-name="ro1">
          <table:table-cell table:formula="of:=[.A27]+10" office:value-type="float" office:value="380" calcext:value-type="float">
            <text:p>380</text:p>
          </table:table-cell>
          <table:table-cell table:number-columns-repeated="3"/>
          <table:table-cell table:formula="of:=[.E23]+([.E30]-[.E23])*5/7" office:value-type="float" office:value="0.664285714285714" calcext:value-type="float">
            <text:p>0,664285714285714</text:p>
          </table:table-cell>
        </table:table-row>
        <table:table-row table:style-name="ro1">
          <table:table-cell table:formula="of:=[.A28]+10" office:value-type="float" office:value="390" calcext:value-type="float">
            <text:p>390</text:p>
          </table:table-cell>
          <table:table-cell table:number-columns-repeated="3"/>
          <table:table-cell table:formula="of:=[.E23]+([.E30]-[.E23])*6/7" office:value-type="float" office:value="0.667142857142857" calcext:value-type="float">
            <text:p>0,667142857142857</text:p>
          </table:table-cell>
        </table:table-row>
        <table:table-row table:style-name="ro1">
          <table:table-cell table:formula="of:=[.A29]+10" office:value-type="float" office:value="400" calcext:value-type="float">
            <text:p>400</text:p>
          </table:table-cell>
          <table:table-cell table:number-columns-repeated="3"/>
          <table:table-cell office:value-type="float" office:value="0.67" calcext:value-type="float">
            <text:p>0,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11:15:34.7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15:11.978000000</meta:creation-date>
    <dc:date>2017-12-04T13:29:34.525000000</dc:date>
    <meta:editing-duration>PT11M11S</meta:editing-duration>
    <meta:editing-cycles>2</meta:editing-cycles>
    <meta:generator>LibreOffice/5.3.7.2$Windows_X86_64 LibreOffice_project/6b8ed514a9f8b44d37a1b96673cbbdd077e24059</meta:generator>
    <meta:document-statistic meta:table-count="1" meta:cell-count="1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4" chart:maximum="0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218cm" svg:height="9.005cm" xlink:href=".." xlink:type="simple" chart:class="chart:line" chart:style-name="ch1">
        <chart:title svg:x="0.149cm" svg:y="0.316cm" chart:style-name="ch2">
          <text:p>accuracy fonction longueur evaluee w weights [87 35 43 50 38 40] pour differents lissages</text:p>
        </chart:title>
        <chart:legend chart:legend-position="end" svg:x="14.228cm" svg:y="3.456cm" style:legend-expansion="high" chart:style-name="ch3"/>
        <chart:plot-area chart:style-name="ch4" table:cell-range-address="Feuille1.A1:Feuille1.E30" chart:data-source-has-labels="both" svg:x="1.375cm" svg:y="1.275cm" svg:width="12.489cm" svg:height="6.569cm">
          <chartooo:coordinate-region svg:x="2.287cm" svg:y="1.396cm" svg:width="11.436cm" svg:height="5.446cm"/>
          <chart:axis chart:dimension="x" chart:name="primary-x" chart:style-name="ch5" chartooo:axis-type="auto">
            <chartooo:date-scale/>
            <chart:title svg:x="6.821cm" svg:y="8.024cm" chart:style-name="ch6">
              <text:p>timestamp</text:p>
            </chart:title>
            <chart:categories table:cell-range-address="Feuille1.A2:Feuille1.A30"/>
          </chart:axis>
          <chart:axis chart:dimension="y" chart:name="primary-y" chart:style-name="ch7">
            <chart:title svg:x="0.451cm" svg:y="5.264cm" chart:style-name="ch8">
              <text:p>accuracy</text:p>
            </chart:title>
            <chart:grid chart:style-name="ch9" chart:class="major"/>
          </chart:axis>
          <chart:series chart:style-name="ch10" chart:values-cell-range-address="Feuille1.B2:Feuille1.B30" chart:label-cell-address="Feuille1.B1:Feuille1.B1" chart:class="chart:line">
            <chart:data-point chart:repeated="29"/>
          </chart:series>
          <chart:series chart:style-name="ch11" chart:values-cell-range-address="Feuille1.C2:Feuille1.C30" chart:label-cell-address="Feuille1.C1:Feuille1.C1" chart:class="chart:line">
            <chart:data-point chart:repeated="29"/>
          </chart:series>
          <chart:series chart:style-name="ch12" chart:values-cell-range-address="Feuille1.D2:Feuille1.D30" chart:label-cell-address="Feuille1.D1:Feuille1.D1" chart:class="chart:line">
            <chart:data-point chart:repeated="29"/>
          </chart:series>
          <chart:series chart:style-name="ch13" chart:values-cell-range-address="Feuille1.E2:Feuille1.E30" chart:label-cell-address="Feuille1.E1:Feuille1.E1" chart:class="chart:line">
            <chart:data-point chart:repeated="2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 step 5</text:p>
                <draw:g>
                  <svg:desc>Feuille1.B1:Feuille1.B1</svg:desc>
                </draw:g>
              </table:table-cell>
              <table:table-cell office:value-type="string">
                <text:p>accuracy step 10</text:p>
                <draw:g>
                  <svg:desc>Feuille1.C1:Feuille1.C1</svg:desc>
                </draw:g>
              </table:table-cell>
              <table:table-cell office:value-type="string">
                <text:p>accuracy step 40</text:p>
                <draw:g>
                  <svg:desc>Feuille1.D1:Feuille1.D1</svg:desc>
                </draw:g>
              </table:table-cell>
              <table:table-cell office:value-type="string">
                <text:p>accuracy step 70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Feuille1.A2:Feuille1.A30</svg:desc>
                </draw:g>
              </table:table-cell>
              <table:table-cell office:value-type="float" office:value="NaN">
                <text:p>NaN</text:p>
                <draw:g>
                  <svg:desc>Feuille1.B2:Feuille1.B30</svg:desc>
                </draw:g>
              </table:table-cell>
              <table:table-cell office:value-type="float" office:value="0.633699633699634">
                <text:p>0.633699633699634</text:p>
                <draw:g>
                  <svg:desc>Feuille1.C2:Feuille1.C30</svg:desc>
                </draw:g>
              </table:table-cell>
              <table:table-cell office:value-type="float" office:value="0.41">
                <text:p>0.41</text:p>
                <draw:g>
                  <svg:desc>Feuille1.D2:Feuille1.D30</svg:desc>
                </draw:g>
              </table:table-cell>
              <table:table-cell office:value-type="float" office:value="0.37">
                <text:p>0.37</text:p>
                <draw:g>
                  <svg:desc>Feuille1.E2:Feuille1.E30</svg:desc>
                </draw:g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0.696060037523452">
                <text:p>0.696060037523452</text:p>
              </table:table-cell>
              <table:table-cell office:value-type="float" office:value="0.4475">
                <text:p>0.4475</text:p>
              </table:table-cell>
              <table:table-cell office:value-type="float" office:value="0.395714285714286">
                <text:p>0.39571428571428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0.707823960880196">
                <text:p>0.707823960880196</text:p>
              </table:table-cell>
              <table:table-cell office:value-type="float" office:value="0.485">
                <text:p>0.485</text:p>
              </table:table-cell>
              <table:table-cell office:value-type="float" office:value="0.421428571428571">
                <text:p>0.4214285714285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11678">
                <text:p>0.711678</text:p>
              </table:table-cell>
              <table:table-cell office:value-type="float" office:value="0.707427536231884">
                <text:p>0.707427536231884</text:p>
              </table:table-cell>
              <table:table-cell office:value-type="float" office:value="0.5225">
                <text:p>0.5225</text:p>
              </table:table-cell>
              <table:table-cell office:value-type="float" office:value="0.447142857142857">
                <text:p>0.44714285714285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406">
                <text:p>0.7406</text:p>
              </table:table-cell>
              <table:table-cell office:value-type="float" office:value="0.714493809176985">
                <text:p>0.714493809176985</text:p>
              </table:table-cell>
              <table:table-cell office:value-type="float" office:value="0.56">
                <text:p>0.56</text:p>
              </table:table-cell>
              <table:table-cell office:value-type="float" office:value="0.472857142857143">
                <text:p>0.47285714285714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69517">
                <text:p>0.769517</text:p>
              </table:table-cell>
              <table:table-cell office:value-type="float" office:value="0.722529158993247">
                <text:p>0.722529158993247</text:p>
              </table:table-cell>
              <table:table-cell office:value-type="float" office:value="0.5775">
                <text:p>0.5775</text:p>
              </table:table-cell>
              <table:table-cell office:value-type="float" office:value="0.498571428571429">
                <text:p>0.49857142857142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99624">
                <text:p>0.799624</text:p>
              </table:table-cell>
              <table:table-cell office:value-type="float" office:value="0.716622691292876">
                <text:p>0.716622691292876</text:p>
              </table:table-cell>
              <table:table-cell office:value-type="float" office:value="0.595">
                <text:p>0.595</text:p>
              </table:table-cell>
              <table:table-cell office:value-type="float" office:value="0.524285714285714">
                <text:p>0.52428571428571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3627">
                <text:p>0.793627</text:p>
              </table:table-cell>
              <table:table-cell office:value-type="float" office:value="0.730608453320947">
                <text:p>0.730608453320947</text:p>
              </table:table-cell>
              <table:table-cell office:value-type="float" office:value="0.6125">
                <text:p>0.612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1704">
                <text:p>0.81704</text:p>
              </table:table-cell>
              <table:table-cell office:value-type="float" office:value="0.751235584843493">
                <text:p>0.751235584843493</text:p>
              </table:table-cell>
              <table:table-cell office:value-type="float" office:value="0.63">
                <text:p>0.63</text:p>
              </table:table-cell>
              <table:table-cell office:value-type="float" office:value="0.561428571428572">
                <text:p>0.56142857142857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802055">
                <text:p>0.802055</text:p>
              </table:table-cell>
              <table:table-cell office:value-type="float" office:value="0.761094674556213">
                <text:p>0.761094674556213</text:p>
              </table:table-cell>
              <table:table-cell office:value-type="float" office:value="0.635">
                <text:p>0.635</text:p>
              </table:table-cell>
              <table:table-cell office:value-type="float" office:value="0.572857142857143">
                <text:p>0.57285714285714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99526066">
                <text:p>0.799526066</text:p>
              </table:table-cell>
              <table:table-cell office:value-type="float" office:value="0.753351206434316">
                <text:p>0.753351206434316</text:p>
              </table:table-cell>
              <table:table-cell office:value-type="float" office:value="0.64">
                <text:p>0.64</text:p>
              </table:table-cell>
              <table:table-cell office:value-type="float" office:value="0.584285714285714">
                <text:p>0.584285714285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82969799">
                <text:p>0.82969799</text:p>
              </table:table-cell>
              <table:table-cell office:value-type="float" office:value="0.753902662993572">
                <text:p>0.753902662993572</text:p>
              </table:table-cell>
              <table:table-cell office:value-type="float" office:value="0.645">
                <text:p>0.645</text:p>
              </table:table-cell>
              <table:table-cell office:value-type="float" office:value="0.595714285714286">
                <text:p>0.59571428571428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82623445">
                <text:p>0.82623445</text:p>
              </table:table-cell>
              <table:table-cell office:value-type="float" office:value="0.754037971096628">
                <text:p>0.754037971096628</text:p>
              </table:table-cell>
              <table:table-cell office:value-type="float" office:value="0.65">
                <text:p>0.65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.752903907074974">
                <text:p>0.752903907074974</text:p>
              </table:table-cell>
              <table:table-cell office:value-type="float" office:value="0.655">
                <text:p>0.655</text:p>
              </table:table-cell>
              <table:table-cell office:value-type="float" office:value="0.618571428571429">
                <text:p>0.61857142857142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0.75615157480315">
                <text:p>0.75615157480315</text:p>
              </table:table-cell>
              <table:table-cell office:value-type="float" office:value="0.66">
                <text:p>0.6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.761431870669746">
                <text:p>0.761431870669746</text:p>
              </table:table-cell>
              <table:table-cell office:value-type="float" office:value="0.665">
                <text:p>0.665</text:p>
              </table:table-cell>
              <table:table-cell office:value-type="float" office:value="0.632857142857143">
                <text:p>0.63285714285714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.764183629276743">
                <text:p>0.764183629276743</text:p>
              </table:table-cell>
              <table:table-cell office:value-type="float" office:value="0.67">
                <text:p>0.67</text:p>
              </table:table-cell>
              <table:table-cell office:value-type="float" office:value="0.635714285714286">
                <text:p>0.63571428571428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0.771990978060283">
                <text:p>0.771990978060283</text:p>
              </table:table-cell>
              <table:table-cell office:value-type="float" office:value="0.6725">
                <text:p>0.6725</text:p>
              </table:table-cell>
              <table:table-cell office:value-type="float" office:value="0.638571428571429">
                <text:p>0.63857142857142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.768280918387034">
                <text:p>0.768280918387034</text:p>
              </table:table-cell>
              <table:table-cell office:value-type="float" office:value="0.675">
                <text:p>0.675</text:p>
              </table:table-cell>
              <table:table-cell office:value-type="float" office:value="0.641428571428571">
                <text:p>0.64142857142857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0.771186440677966">
                <text:p>0.771186440677966</text:p>
              </table:table-cell>
              <table:table-cell office:value-type="float" office:value="0.6775">
                <text:p>0.6775</text:p>
              </table:table-cell>
              <table:table-cell office:value-type="float" office:value="0.644285714285714">
                <text:p>0.64428571428571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0.765693303025004">
                <text:p>0.765693303025004</text:p>
              </table:table-cell>
              <table:table-cell office:value-type="float" office:value="0.68">
                <text:p>0.68</text:p>
              </table:table-cell>
              <table:table-cell office:value-type="float" office:value="0.647142857142857">
                <text:p>0.64714285714285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0.778075762655045">
                <text:p>0.778075762655045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0.772472360198686">
                <text:p>0.772472360198686</text:p>
              </table:table-cell>
              <table:table-cell office:value-type="float" office:value="NaN">
                <text:p>NaN</text:p>
              </table:table-cell>
              <table:table-cell office:value-type="float" office:value="0.652857142857143">
                <text:p>0.65285714285714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0.773789521918436">
                <text:p>0.773789521918436</text:p>
              </table:table-cell>
              <table:table-cell office:value-type="float" office:value="NaN">
                <text:p>NaN</text:p>
              </table:table-cell>
              <table:table-cell office:value-type="float" office:value="0.655714285714286">
                <text:p>0.65571428571428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571428571429">
                <text:p>0.65857142857142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428571428572">
                <text:p>0.66142857142857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285714285714">
                <text:p>0.66428571428571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7142857142857">
                <text:p>0.66714285714285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">
                <text:p>0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4" chart:maximum="0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218cm" svg:height="9.005cm" xlink:href=".." xlink:type="simple" chart:class="chart:line" chart:style-name="ch1">
        <chart:title svg:x="0.149cm" svg:y="0.316cm" chart:style-name="ch2">
          <text:p>accuracy fonction longueur evaluee w weights [87 35 43 50 38 40] pour differents lissages</text:p>
        </chart:title>
        <chart:legend chart:legend-position="end" svg:x="13.805cm" svg:y="3.456cm" style:legend-expansion="high" chart:style-name="ch3"/>
        <chart:plot-area chart:style-name="ch4" table:cell-range-address="Feuille1.A5:Feuille1.E15" chart:data-source-has-labels="both" svg:x="1.375cm" svg:y="1.275cm" svg:width="12.066cm" svg:height="6.569cm">
          <chartooo:coordinate-region svg:x="2.287cm" svg:y="1.474cm" svg:width="10.875cm" svg:height="5.723cm"/>
          <chart:axis chart:dimension="x" chart:name="primary-x" chart:style-name="ch5" chartooo:axis-type="auto">
            <chartooo:date-scale/>
            <chart:title svg:x="6.61cm" svg:y="8.024cm" chart:style-name="ch6">
              <text:p>timestamp</text:p>
            </chart:title>
            <chart:categories table:cell-range-address="Feuille1.A6:Feuille1.A15"/>
          </chart:axis>
          <chart:axis chart:dimension="y" chart:name="primary-y" chart:style-name="ch7">
            <chart:title svg:x="0.451cm" svg:y="5.264cm" chart:style-name="ch8">
              <text:p>accuracy</text:p>
            </chart:title>
            <chart:grid chart:style-name="ch9" chart:class="major"/>
          </chart:axis>
          <chart:series chart:style-name="ch10" chart:values-cell-range-address="Feuille1.B6:Feuille1.B15" chart:label-cell-address="Feuille1.B5:Feuille1.B5" chart:class="chart:line">
            <chart:data-point chart:repeated="10"/>
          </chart:series>
          <chart:series chart:style-name="ch11" chart:values-cell-range-address="Feuille1.C6:Feuille1.C15" chart:label-cell-address="Feuille1.C5:Feuille1.C5" chart:class="chart:line">
            <chart:data-point chart:repeated="10"/>
          </chart:series>
          <chart:series chart:style-name="ch12" chart:values-cell-range-address="Feuille1.D6:Feuille1.D15" chart:label-cell-address="Feuille1.D5:Feuille1.D5" chart:class="chart:line">
            <chart:data-point chart:repeated="10"/>
          </chart:series>
          <chart:series chart:style-name="ch13" chart:values-cell-range-address="Feuille1.E6:Feuille1.E15" chart:label-cell-address="Feuille1.E5:Feuille1.E5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711678</text:p>
                <draw:g>
                  <svg:desc>Feuille1.B5:Feuille1.B5</svg:desc>
                </draw:g>
              </table:table-cell>
              <table:table-cell office:value-type="string">
                <text:p>0,707427536231884</text:p>
                <draw:g>
                  <svg:desc>Feuille1.C5:Feuille1.C5</svg:desc>
                </draw:g>
              </table:table-cell>
              <table:table-cell office:value-type="string">
                <text:p>0,5225</text:p>
                <draw:g>
                  <svg:desc>Feuille1.D5:Feuille1.D5</svg:desc>
                </draw:g>
              </table:table-cell>
              <table:table-cell office:value-type="string">
                <text:p>0,447142857142857</text:p>
                <draw:g>
                  <svg:desc>Feuille1.E5:Feuille1.E5</svg:desc>
                </draw:g>
              </table:table-cell>
            </table:table-row>
          </table:table-header-rows>
          <table:table-rows>
            <table:table-row>
              <table:table-cell office:value-type="float" office:value="160">
                <text:p>160</text:p>
                <draw:g>
                  <svg:desc>Feuille1.A6:Feuille1.A15</svg:desc>
                </draw:g>
              </table:table-cell>
              <table:table-cell office:value-type="float" office:value="0.7406">
                <text:p>0.7406</text:p>
                <draw:g>
                  <svg:desc>Feuille1.B6:Feuille1.B15</svg:desc>
                </draw:g>
              </table:table-cell>
              <table:table-cell office:value-type="float" office:value="0.714493809176985">
                <text:p>0.714493809176985</text:p>
                <draw:g>
                  <svg:desc>Feuille1.C6:Feuille1.C15</svg:desc>
                </draw:g>
              </table:table-cell>
              <table:table-cell office:value-type="float" office:value="0.56">
                <text:p>0.56</text:p>
                <draw:g>
                  <svg:desc>Feuille1.D6:Feuille1.D15</svg:desc>
                </draw:g>
              </table:table-cell>
              <table:table-cell office:value-type="float" office:value="0.472857142857143">
                <text:p>0.472857142857143</text:p>
                <draw:g>
                  <svg:desc>Feuille1.E6:Feuille1.E15</svg:desc>
                </draw:g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69517">
                <text:p>0.769517</text:p>
              </table:table-cell>
              <table:table-cell office:value-type="float" office:value="0.722529158993247">
                <text:p>0.722529158993247</text:p>
              </table:table-cell>
              <table:table-cell office:value-type="float" office:value="0.5775">
                <text:p>0.5775</text:p>
              </table:table-cell>
              <table:table-cell office:value-type="float" office:value="0.498571428571429">
                <text:p>0.49857142857142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99624">
                <text:p>0.799624</text:p>
              </table:table-cell>
              <table:table-cell office:value-type="float" office:value="0.716622691292876">
                <text:p>0.716622691292876</text:p>
              </table:table-cell>
              <table:table-cell office:value-type="float" office:value="0.595">
                <text:p>0.595</text:p>
              </table:table-cell>
              <table:table-cell office:value-type="float" office:value="0.524285714285714">
                <text:p>0.52428571428571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3627">
                <text:p>0.793627</text:p>
              </table:table-cell>
              <table:table-cell office:value-type="float" office:value="0.730608453320947">
                <text:p>0.730608453320947</text:p>
              </table:table-cell>
              <table:table-cell office:value-type="float" office:value="0.6125">
                <text:p>0.612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1704">
                <text:p>0.81704</text:p>
              </table:table-cell>
              <table:table-cell office:value-type="float" office:value="0.751235584843493">
                <text:p>0.751235584843493</text:p>
              </table:table-cell>
              <table:table-cell office:value-type="float" office:value="0.63">
                <text:p>0.63</text:p>
              </table:table-cell>
              <table:table-cell office:value-type="float" office:value="0.561428571428572">
                <text:p>0.56142857142857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802055">
                <text:p>0.802055</text:p>
              </table:table-cell>
              <table:table-cell office:value-type="float" office:value="0.761094674556213">
                <text:p>0.761094674556213</text:p>
              </table:table-cell>
              <table:table-cell office:value-type="float" office:value="0.635">
                <text:p>0.635</text:p>
              </table:table-cell>
              <table:table-cell office:value-type="float" office:value="0.572857142857143">
                <text:p>0.57285714285714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99526066">
                <text:p>0.799526066</text:p>
              </table:table-cell>
              <table:table-cell office:value-type="float" office:value="0.753351206434316">
                <text:p>0.753351206434316</text:p>
              </table:table-cell>
              <table:table-cell office:value-type="float" office:value="0.64">
                <text:p>0.64</text:p>
              </table:table-cell>
              <table:table-cell office:value-type="float" office:value="0.584285714285714">
                <text:p>0.584285714285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82969799">
                <text:p>0.82969799</text:p>
              </table:table-cell>
              <table:table-cell office:value-type="float" office:value="0.753902662993572">
                <text:p>0.753902662993572</text:p>
              </table:table-cell>
              <table:table-cell office:value-type="float" office:value="0.645">
                <text:p>0.645</text:p>
              </table:table-cell>
              <table:table-cell office:value-type="float" office:value="0.595714285714286">
                <text:p>0.59571428571428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82623445">
                <text:p>0.82623445</text:p>
              </table:table-cell>
              <table:table-cell office:value-type="float" office:value="0.754037971096628">
                <text:p>0.754037971096628</text:p>
              </table:table-cell>
              <table:table-cell office:value-type="float" office:value="0.65">
                <text:p>0.65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.752903907074974">
                <text:p>0.752903907074974</text:p>
              </table:table-cell>
              <table:table-cell office:value-type="float" office:value="0.655">
                <text:p>0.655</text:p>
              </table:table-cell>
              <table:table-cell office:value-type="float" office:value="0.618571428571429">
                <text:p>0.618571428571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maximum="0.8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218cm" svg:height="9.005cm" xlink:href=".." xlink:type="simple" chart:class="chart:line" chart:style-name="ch1">
        <chart:title svg:x="0.149cm" svg:y="0.316cm" chart:style-name="ch2">
          <text:p>accuracy fonction longueur evaluee w weights [87 35 43 50 38 40] pour differents lissages</text:p>
        </chart:title>
        <chart:legend chart:legend-position="end" svg:x="13.805cm" svg:y="3.456cm" style:legend-expansion="high" chart:style-name="ch3"/>
        <chart:plot-area chart:style-name="ch4" table:cell-range-address="Feuille1.A5:Feuille1.E15" chart:data-source-has-labels="both" svg:x="1.375cm" svg:y="1.275cm" svg:width="12.066cm" svg:height="6.569cm">
          <chartooo:coordinate-region svg:x="2.287cm" svg:y="1.275cm" svg:width="10.875cm" svg:height="5.922cm"/>
          <chart:axis chart:dimension="x" chart:name="primary-x" chart:style-name="ch5" chartooo:axis-type="auto">
            <chartooo:date-scale/>
            <chart:title svg:x="6.61cm" svg:y="8.024cm" chart:style-name="ch6">
              <text:p>timestamp</text:p>
            </chart:title>
            <chart:categories table:cell-range-address="Feuille1.A6:Feuille1.A15"/>
          </chart:axis>
          <chart:axis chart:dimension="y" chart:name="primary-y" chart:style-name="ch7">
            <chart:title svg:x="0.451cm" svg:y="5.264cm" chart:style-name="ch8">
              <text:p>accuracy</text:p>
            </chart:title>
            <chart:grid chart:style-name="ch9" chart:class="major"/>
          </chart:axis>
          <chart:series chart:style-name="ch10" chart:values-cell-range-address="Feuille1.B6:Feuille1.B15" chart:label-cell-address="Feuille1.B5:Feuille1.B5" chart:class="chart:line">
            <chart:data-point chart:repeated="10"/>
          </chart:series>
          <chart:series chart:style-name="ch11" chart:values-cell-range-address="Feuille1.C6:Feuille1.C15" chart:label-cell-address="Feuille1.C5:Feuille1.C5" chart:class="chart:line">
            <chart:data-point chart:repeated="10"/>
          </chart:series>
          <chart:series chart:style-name="ch12" chart:values-cell-range-address="Feuille1.D6:Feuille1.D15" chart:label-cell-address="Feuille1.D5:Feuille1.D5" chart:class="chart:line">
            <chart:data-point chart:repeated="10"/>
          </chart:series>
          <chart:series chart:style-name="ch13" chart:values-cell-range-address="Feuille1.E6:Feuille1.E15" chart:label-cell-address="Feuille1.E5:Feuille1.E5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711678</text:p>
                <draw:g>
                  <svg:desc>Feuille1.B5:Feuille1.B5</svg:desc>
                </draw:g>
              </table:table-cell>
              <table:table-cell office:value-type="string">
                <text:p>0,707427536231884</text:p>
                <draw:g>
                  <svg:desc>Feuille1.C5:Feuille1.C5</svg:desc>
                </draw:g>
              </table:table-cell>
              <table:table-cell office:value-type="string">
                <text:p>0,5225</text:p>
                <draw:g>
                  <svg:desc>Feuille1.D5:Feuille1.D5</svg:desc>
                </draw:g>
              </table:table-cell>
              <table:table-cell office:value-type="string">
                <text:p>0,447142857142857</text:p>
                <draw:g>
                  <svg:desc>Feuille1.E5:Feuille1.E5</svg:desc>
                </draw:g>
              </table:table-cell>
            </table:table-row>
          </table:table-header-rows>
          <table:table-rows>
            <table:table-row>
              <table:table-cell office:value-type="float" office:value="160">
                <text:p>160</text:p>
                <draw:g>
                  <svg:desc>Feuille1.A6:Feuille1.A15</svg:desc>
                </draw:g>
              </table:table-cell>
              <table:table-cell office:value-type="float" office:value="0.7406">
                <text:p>0.7406</text:p>
                <draw:g>
                  <svg:desc>Feuille1.B6:Feuille1.B15</svg:desc>
                </draw:g>
              </table:table-cell>
              <table:table-cell office:value-type="float" office:value="0.714493809176985">
                <text:p>0.714493809176985</text:p>
                <draw:g>
                  <svg:desc>Feuille1.C6:Feuille1.C15</svg:desc>
                </draw:g>
              </table:table-cell>
              <table:table-cell office:value-type="float" office:value="0.56">
                <text:p>0.56</text:p>
                <draw:g>
                  <svg:desc>Feuille1.D6:Feuille1.D15</svg:desc>
                </draw:g>
              </table:table-cell>
              <table:table-cell office:value-type="float" office:value="0.472857142857143">
                <text:p>0.472857142857143</text:p>
                <draw:g>
                  <svg:desc>Feuille1.E6:Feuille1.E15</svg:desc>
                </draw:g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69517">
                <text:p>0.769517</text:p>
              </table:table-cell>
              <table:table-cell office:value-type="float" office:value="0.722529158993247">
                <text:p>0.722529158993247</text:p>
              </table:table-cell>
              <table:table-cell office:value-type="float" office:value="0.5775">
                <text:p>0.5775</text:p>
              </table:table-cell>
              <table:table-cell office:value-type="float" office:value="0.498571428571429">
                <text:p>0.49857142857142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99624">
                <text:p>0.799624</text:p>
              </table:table-cell>
              <table:table-cell office:value-type="float" office:value="0.716622691292876">
                <text:p>0.716622691292876</text:p>
              </table:table-cell>
              <table:table-cell office:value-type="float" office:value="0.595">
                <text:p>0.595</text:p>
              </table:table-cell>
              <table:table-cell office:value-type="float" office:value="0.524285714285714">
                <text:p>0.52428571428571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3627">
                <text:p>0.793627</text:p>
              </table:table-cell>
              <table:table-cell office:value-type="float" office:value="0.730608453320947">
                <text:p>0.730608453320947</text:p>
              </table:table-cell>
              <table:table-cell office:value-type="float" office:value="0.6125">
                <text:p>0.612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1704">
                <text:p>0.81704</text:p>
              </table:table-cell>
              <table:table-cell office:value-type="float" office:value="0.751235584843493">
                <text:p>0.751235584843493</text:p>
              </table:table-cell>
              <table:table-cell office:value-type="float" office:value="0.63">
                <text:p>0.63</text:p>
              </table:table-cell>
              <table:table-cell office:value-type="float" office:value="0.561428571428572">
                <text:p>0.56142857142857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802055">
                <text:p>0.802055</text:p>
              </table:table-cell>
              <table:table-cell office:value-type="float" office:value="0.761094674556213">
                <text:p>0.761094674556213</text:p>
              </table:table-cell>
              <table:table-cell office:value-type="float" office:value="0.635">
                <text:p>0.635</text:p>
              </table:table-cell>
              <table:table-cell office:value-type="float" office:value="0.572857142857143">
                <text:p>0.57285714285714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99526066">
                <text:p>0.799526066</text:p>
              </table:table-cell>
              <table:table-cell office:value-type="float" office:value="0.753351206434316">
                <text:p>0.753351206434316</text:p>
              </table:table-cell>
              <table:table-cell office:value-type="float" office:value="0.64">
                <text:p>0.64</text:p>
              </table:table-cell>
              <table:table-cell office:value-type="float" office:value="0.584285714285714">
                <text:p>0.584285714285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82969799">
                <text:p>0.82969799</text:p>
              </table:table-cell>
              <table:table-cell office:value-type="float" office:value="0.753902662993572">
                <text:p>0.753902662993572</text:p>
              </table:table-cell>
              <table:table-cell office:value-type="float" office:value="0.645">
                <text:p>0.645</text:p>
              </table:table-cell>
              <table:table-cell office:value-type="float" office:value="0.595714285714286">
                <text:p>0.59571428571428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82623445">
                <text:p>0.82623445</text:p>
              </table:table-cell>
              <table:table-cell office:value-type="float" office:value="0.754037971096628">
                <text:p>0.754037971096628</text:p>
              </table:table-cell>
              <table:table-cell office:value-type="float" office:value="0.65">
                <text:p>0.65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.752903907074974">
                <text:p>0.752903907074974</text:p>
              </table:table-cell>
              <table:table-cell office:value-type="float" office:value="0.655">
                <text:p>0.655</text:p>
              </table:table-cell>
              <table:table-cell office:value-type="float" office:value="0.618571428571429">
                <text:p>0.6185714285714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